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93A0000093BC76694939F466FC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-14.99mm" svg:y="-13.21mm" svg:width="200.01mm" svg:height="200.08mm" draw:z-index="0"><draw:image xlink:href="Pictures/100000010000093A0000093BC76694939F466FC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30T13:21:44.519128382</meta:creation-date>
    <meta:print-date>2024-08-30T13:24:14.588640852</meta:print-date>
    <dc:date>2024-08-30T14:34:16.267432049</dc:date>
    <meta:editing-duration>PT1H2M21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